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line-height="150%" fo:text-align="justify" style:justify-single-word="false"/>
      <style:text-properties style:font-name="Arial" fo:font-size="12pt" style:font-size-asian="10.5pt" style:font-size-complex="12pt"/>
    </style:style>
    <style:style style:name="P3" style:family="paragraph" style:parent-style-name="Preformatted_20_Text">
      <style:paragraph-properties fo:line-height="150%" fo:text-align="justify" style:justify-single-word="false"/>
      <style:text-properties style:font-name="Arial" fo:font-size="12pt"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 Project outcome</text:p>
      <text:p text:style-name="P1"/>
      <text:p text:style-name="P2">After three months of work we crossed the finish line of the 2011 MUTW Project. In the last 90 days we achieved several goals of our project and had a productive time working together in a multinational european team. The aim of our work was to develop a web-application which covers all necessary needs for applying for the Erasmus Exchange Process. In XX meetings we discussed the building of the application, fixed problems and coordinated our further work. Beside our weekly monday meeting we arranged several special meetings to discuss and fix problems between the effected teams. These meetings mostly took place on our teams Adobe Connec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3:12:09</dc:date>
    <meta:generator>LibreOffice/3.3$Unix LibreOffice_project/330m19$Build-202</meta:generator>
    <meta:editing-duration>PT4H54S</meta:editing-duration>
    <meta:editing-cycles>7</meta:editing-cycles>
    <meta:document-statistic meta:table-count="0" meta:image-count="0" meta:object-count="0" meta:page-count="1" meta:paragraph-count="2" meta:word-count="110" meta:character-count="667"/>
  </office:meta>
</office:document-meta>
</file>